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e3ce" officeooo:paragraph-rsid="001ee3ce"/>
    </style:style>
    <style:style style:name="P2" style:family="paragraph" style:parent-style-name="Standard">
      <style:text-properties officeooo:rsid="001ee3ce" officeooo:paragraph-rsid="001ee3ce"/>
    </style:style>
    <style:style style:name="P3" style:family="paragraph" style:parent-style-name="Standard">
      <style:text-properties officeooo:rsid="002130e1" officeooo:paragraph-rsid="002130e1"/>
    </style:style>
    <style:style style:name="P4" style:family="paragraph" style:parent-style-name="Standard" style:list-style-name="L1">
      <style:text-properties officeooo:rsid="00239bec" officeooo:paragraph-rsid="00239bec"/>
    </style:style>
    <style:style style:name="P5" style:family="paragraph" style:parent-style-name="Standard" style:list-style-name="L1">
      <style:text-properties officeooo:rsid="00240f30" officeooo:paragraph-rsid="00240f30"/>
    </style:style>
    <style:style style:name="P6" style:family="paragraph" style:parent-style-name="Standard" style:list-style-name="L1">
      <style:text-properties officeooo:rsid="002508de" officeooo:paragraph-rsid="002508de"/>
    </style:style>
    <style:style style:name="P7" style:family="paragraph" style:parent-style-name="Standard">
      <style:text-properties officeooo:rsid="002508de" officeooo:paragraph-rsid="002508de"/>
    </style:style>
    <style:style style:name="P8" style:family="paragraph" style:parent-style-name="Standard">
      <style:text-properties officeooo:rsid="002685bd" officeooo:paragraph-rsid="00283146"/>
    </style:style>
    <style:style style:name="P9" style:family="paragraph" style:parent-style-name="Standard">
      <style:text-properties officeooo:rsid="002a579e" officeooo:paragraph-rsid="002a579e"/>
    </style:style>
    <style:style style:name="P10" style:family="paragraph" style:parent-style-name="Standard">
      <style:text-properties fo:font-weight="bold" officeooo:rsid="002a579e" officeooo:paragraph-rsid="002a579e" style:font-weight-asian="bold" style:font-weight-complex="bold"/>
    </style:style>
    <style:style style:name="T1" style:family="text">
      <style:text-properties officeooo:rsid="00205e0b"/>
    </style:style>
    <style:style style:name="T2" style:family="text">
      <style:text-properties officeooo:rsid="00239bec"/>
    </style:style>
    <style:style style:name="T3" style:family="text">
      <style:text-properties officeooo:rsid="00283146"/>
    </style:style>
    <style:style style:name="T4" style:family="text">
      <style:text-properties officeooo:rsid="002bfa4e"/>
    </style:style>
    <style:style style:name="T5" style:family="text">
      <style:text-properties officeooo:rsid="002c3b6b"/>
    </style:style>
    <style:style style:name="T6" style:family="text">
      <style:text-properties officeooo:rsid="002e38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 3 <text:s text:c="55"/>Pihla Toivanen</text:p>
      <text:p text:style-name="P1"/>
      <text:p text:style-name="P3">Tällä viikolla minulla on mennyt paljon enemmän aikaa lukemiseen kuin koodaamiseen. </text:p>
      <text:p text:style-name="P1"/>
      <text:p text:style-name="P1">Sain selville, että JPEG käyttää valmiiksi laskettuja Huffman -tauluja, joiden käyttäminen ei opettaisi Trien muodostusta. Aloin siis toteuttaa omaa Huffman -koodausta. </text:p>
      <text:p text:style-name="P1"/>
      <text:p text:style-name="P1">Tein ensin perinteisen Huffman -koodauksen, eli laskin jokaiselle arvolle oman esiintyvyytensä. Huomasin kuitenkin, että testikuvassani oli nollia 92%. Olisi siis täysin tehotonta, jos jokainen nolla koodattaisiin tiedostoon omana merkkinään. Päätin jättää nollat pois esiintyvyyslaskennasta ja muuttaa koodiani niin, että <text:span text:style-name="T1">Trie-rakenteeseen tulevat kaikki muut arvot ja nollaa ei koodata ollenkaan, vain kuinka monta nollia on missäkin kohdassa. </text:span></text:p>
      <text:p text:style-name="P1"/>
      <text:p text:style-name="P3">Tällä hetkellä Huffman -koodaukseeni kuuluu <text:span text:style-name="T2">koodattuna </text:span>osat (jotka olen testannut omina yksikköinään): </text:p>
      <text:p text:style-name="P3"/>
      <text:list xml:id="list2085149261891729123" text:style-name="L1">
        <text:list-item>
          <text:p text:style-name="P4">frekvenssitaulun muodostus</text:p>
        </text:list-item>
        <text:list-item>
          <text:p text:style-name="P5">Node -luokka</text:p>
        </text:list-item>
        <text:list-item>
          <text:p text:style-name="P6">puun muodostus Node -minimikeon avulla. <text:span text:style-name="T5">En tiedä ehdinkö implementoimaan omaa minimikekoa tässä projektissa. </text:span><text:s/></text:p>
        </text:list-item>
      </text:list>
      <text:p text:style-name="P7"/>
      <text:p text:style-name="P8">Huffman -koodauksesta puuttuu vielä tiedostoonkirjoitus. <text:span text:style-name="T6">A</text:span>luksi ajattelin jonkunlaista koodiarvot -taulukkoa jonka sisältö kirjoitettaisiin tiedostoon niin, että jokaisessa taulukon kohdassa olisi joko kyseisen noden arvo tai viittaus taulukon indekseihin joissa tämän noden lapset ovat. <text:span text:style-name="T3">Sitten tutustuin tähän esimerkkiin: </text:span><text:a xlink:type="simple" xlink:href="http://algs4.cs.princeton.edu/55compression/Huffman.java.html"><text:span text:style-name="T3">http://algs4.cs.princeton.edu/55compression/Huffman.java.html</text:span></text:a><text:span text:style-name="T3">. Aion seuraavalla viikolla tehdä tiedostoonkirjoituksen sekä -luvun tuolla tyylillä. </text:span></text:p>
      <text:p text:style-name="P9"/>
      <text:p text:style-name="P10">Luulen että voisin tarvita ohjausta, tai ainakin kommentin, miten trie-puun tiedostoonkirjoitus kannattaisi tehdä <text:span text:style-name="T4">ja onko linkin tapa paras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6:12:02.818359371</meta:creation-date>
    <dc:date>2015-02-05T15:17:21.633981923</dc:date>
    <meta:editing-duration>PT14M13S</meta:editing-duration>
    <meta:editing-cycles>17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189" meta:character-count="1643" meta:non-whitespace-character-count="1404"/>
  </office:meta>
</office:document-meta>
</file>